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4e8" officeooo:paragraph-rsid="0018b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:</text:p>
      <text:p text:style-name="P1"/>
      <text:p text:style-name="P1">Ziua 1 (8 ore):</text:p>
      <text:p text:style-name="P1">1. Prezentarea temei pentru practica, detaliere si distribuirea sarcinilor pe etape.</text:p>
      <text:p text:style-name="P1">2. Am inceput sa fac aplicatia in C# propriu-zisa in consola si am impartit proiectul pe mai multe nivele: nivelul stocarii datelor, librarii. </text:p>
      <text:p text:style-name="P1">3. Am inceput cu clasa de baza “Utilizator” pentru care am implementat constructorii si metodele necesare operarii cu datele disponibile.</text:p>
      <text:p text:style-name="P1">4. Pentru nivel stocare date, am facut administrarea datelor dintr-un fisier csv, unde am implementat constructorul unui admin care sa opereze cu un fisier, apoi am implementat metode de adaugare, cautare, stergere din si in fisier si o metoda care extrage toate datele din fisier sub forma unui tablou de obiecte.</text:p>
      <text:p text:style-name="P1">5. In main am facut testele necesare verificarii rularii corespunzatoare.</text:p>
      <text:p text:style-name="P1">6. Am creat Interfata destinata utilizatorului si am adaugat cateva butoane, label-uri, textbox-uri care mai apoi sa indeplineasca functiile necesare.</text:p>
      <text:p text:style-name="P1">7. Am adaugat in main ul de la rularea in consola o secventa de cod care ascunde consola si afiseaza un message box, oferindu-i utilizatorului aplicatiei optiuna de a alege in ce mod isi doreste sa foloseasca aplicatia: in consola sau in interfata grafica.</text:p>
      <text:p text:style-name="P1"/>
      <text:p text:style-name="P1">Ziua 2 (8 ore):</text:p>
      <text:p text:style-name="P1">1. Am setat proprietatile si evenimentele pentru toate controalele folosite, incercand sa dau un aspect estetic interfetei grafice.</text:p>
      <text:p text:style-name="P1">2. Am testat repetat comportamentul aplicatiei in urma validarilor implementate si am verificat functionarea corecta a aplicatiei.</text:p>
      <text:p text:style-name="P1">3. Am adaugat un alt formular pentru citirea si salvarea unui nou utilizator in fisier, care se inchide imediat dupa apasarea butonului Ok a mesajului de confirmare a salvarii.<text:line-break/>4. Am implementat alte functii, ca: reimprospatarea DataGrid ului la fiecare modificare, Cautare, Modificarea unui anumit utilizator selectat din DataGrid.</text:p>
      <text:p text:style-name="P1">5. Am reluat codul punand in comentarii explicatii si eliminand posibilele greseli sau copier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06:41:01.372000000</meta:creation-date>
    <dc:date>2024-07-24T07:00:01.810000000</dc:date>
    <meta:editing-duration>PT19M1S</meta:editing-duration>
    <meta:editing-cycles>1</meta:editing-cycles>
    <meta:document-statistic meta:table-count="0" meta:image-count="0" meta:object-count="0" meta:page-count="1" meta:paragraph-count="14" meta:word-count="286" meta:character-count="1884" meta:non-whitespace-character-count="1611"/>
    <meta:generator>LibreOffice/7.6.7.2$Windows_X86_64 LibreOffice_project/dd47e4b30cb7dab30588d6c79c651f218165e3c5</meta:generator>
  </office:meta>
</office:document-meta>
</file>